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3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131cm"/>
    </style:style>
    <style:style style:name="co5" style:family="table-column">
      <style:table-column-properties fo:break-before="auto" style:column-width="0.474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2.004cm"/>
    </style:style>
    <style:style style:name="co11" style:family="table-column">
      <style:table-column-properties fo:break-before="auto" style:column-width="0.66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0" style:family="table-cell" style:parent-style-name="Pivot_20_Table_20_Category" style:data-style-name="N0">
      <style:table-cell-properties fo:background-color="#cccccc" fo:border="0.74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3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4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20" style:family="table-cell" style:parent-style-name="Pivot_20_Table_20_Value" style:data-style-name="N2">
      <style:table-cell-properties fo:background-color="#eeeeee"/>
    </style:style>
    <style:style style:name="ce2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7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28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29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30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 table:visibility="filter">
          <table:table-cell office:value-type="string" calcext:value-type="string">
            <text:p>Alg_2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5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5.93" calcext:value-type="float">
            <text:p>255,9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2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2.82" calcext:value-type="float">
            <text:p>252,8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4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4.68" calcext:value-type="float">
            <text:p>254,6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12" calcext:value-type="float">
            <text:p>261,1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2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2.13" calcext:value-type="float">
            <text:p>252,1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69" calcext:value-type="float">
            <text:p>251,6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16" calcext:value-type="float">
            <text:p>263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81" calcext:value-type="float">
            <text:p>265,8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2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2.1" calcext:value-type="float">
            <text:p>252,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55" calcext:value-type="float">
            <text:p>257,5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2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2.25" calcext:value-type="float">
            <text:p>252,2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94" calcext:value-type="float">
            <text:p>260,9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2:.J35])" office:value-type="float" office:value="256.681666666667" calcext:value-type="float">
            <text:p>256,6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67" calcext:value-type="float">
            <text:p>261,6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5" calcext:value-type="float">
            <text:p>251,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05" calcext:value-type="float">
            <text:p>262,0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24" calcext:value-type="float">
            <text:p>264,2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43" calcext:value-type="float">
            <text:p>260,4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87" calcext:value-type="float">
            <text:p>259,8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97" calcext:value-type="float">
            <text:p>264,9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01" calcext:value-type="float">
            <text:p>257,0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54" calcext:value-type="float">
            <text:p>263,5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3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3.76" calcext:value-type="float">
            <text:p>253,7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3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3.05" calcext:value-type="float">
            <text:p>253,0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38:.J71])" office:value-type="float" office:value="259.590833333333" calcext:value-type="float">
            <text:p>259,5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6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6.48" calcext:value-type="float">
            <text:p>256,4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25" calcext:value-type="float">
            <text:p>257,2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81" calcext:value-type="float">
            <text:p>258,8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6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6.99" calcext:value-type="float">
            <text:p>256,9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6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6.5" calcext:value-type="float">
            <text:p>256,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21" calcext:value-type="float">
            <text:p>258,2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5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5.75" calcext:value-type="float">
            <text:p>255,7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5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5.66" calcext:value-type="float">
            <text:p>255,6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5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5.66" calcext:value-type="float">
            <text:p>255,6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7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7.69" calcext:value-type="float">
            <text:p>267,6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8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8.98" calcext:value-type="float">
            <text:p>268,9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76" calcext:value-type="float">
            <text:p>264,7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74:.J107])" office:value-type="float" office:value="259.395" calcext:value-type="float">
            <text:p>259,4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01" calcext:value-type="float">
            <text:p>265,0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57" calcext:value-type="float">
            <text:p>263,5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95" calcext:value-type="float">
            <text:p>261,9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27" calcext:value-type="float">
            <text:p>263,2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94" calcext:value-type="float">
            <text:p>261,9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8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8.72" calcext:value-type="float">
            <text:p>268,7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63" calcext:value-type="float">
            <text:p>263,6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86" calcext:value-type="float">
            <text:p>261,8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32" calcext:value-type="float">
            <text:p>265,3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46" calcext:value-type="float">
            <text:p>263,4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9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9.01" calcext:value-type="float">
            <text:p>269,0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99" calcext:value-type="float">
            <text:p>263,9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10:.J143])" office:value-type="float" office:value="264.310833333333" calcext:value-type="float">
            <text:p>264,3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0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0.49" calcext:value-type="float">
            <text:p>230,4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88" calcext:value-type="float">
            <text:p>234,8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0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0.24" calcext:value-type="float">
            <text:p>230,2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.71" calcext:value-type="float">
            <text:p>231,7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3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3.28" calcext:value-type="float">
            <text:p>233,2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3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3.63" calcext:value-type="float">
            <text:p>233,6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.85" calcext:value-type="float">
            <text:p>231,8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9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9.66" calcext:value-type="float">
            <text:p>229,6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0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0.64" calcext:value-type="float">
            <text:p>230,6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.16" calcext:value-type="float">
            <text:p>231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.25" calcext:value-type="float">
            <text:p>232,2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0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0.93" calcext:value-type="float">
            <text:p>230,9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46:.J179])" office:value-type="float" office:value="231.726666666667" calcext:value-type="float">
            <text:p>231,7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.8" calcext:value-type="float">
            <text:p>231,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3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3.82" calcext:value-type="float">
            <text:p>233,8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.07" calcext:value-type="float">
            <text:p>231,0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15" calcext:value-type="float">
            <text:p>235,1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3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3.09" calcext:value-type="float">
            <text:p>233,0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78" calcext:value-type="float">
            <text:p>234,7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.34" calcext:value-type="float">
            <text:p>232,3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.24" calcext:value-type="float">
            <text:p>232,2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3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3.91" calcext:value-type="float">
            <text:p>233,9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64" calcext:value-type="float">
            <text:p>234,6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.58" calcext:value-type="float">
            <text:p>231,5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45" calcext:value-type="float">
            <text:p>238,4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82:.J215])" office:value-type="float" office:value="233.5725" calcext:value-type="float">
            <text:p>233,5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59" calcext:value-type="float">
            <text:p>239,5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1" calcext:value-type="float">
            <text:p>237,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47" calcext:value-type="float">
            <text:p>234,4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22" calcext:value-type="float">
            <text:p>234,2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26" calcext:value-type="float">
            <text:p>237,2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74" calcext:value-type="float">
            <text:p>235,7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43" calcext:value-type="float">
            <text:p>235,4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02" calcext:value-type="float">
            <text:p>235,0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62" calcext:value-type="float">
            <text:p>235,6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82" calcext:value-type="float">
            <text:p>235,8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84" calcext:value-type="float">
            <text:p>234,8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22" calcext:value-type="float">
            <text:p>235,2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218:.J251])" office:value-type="float" office:value="235.860833333333" calcext:value-type="float">
            <text:p>235,8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98" calcext:value-type="float">
            <text:p>240,9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37" calcext:value-type="float">
            <text:p>245,3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62" calcext:value-type="float">
            <text:p>242,6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41" calcext:value-type="float">
            <text:p>240,4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58" calcext:value-type="float">
            <text:p>241,5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3" calcext:value-type="float">
            <text:p>241,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49" calcext:value-type="float">
            <text:p>241,4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64" calcext:value-type="float">
            <text:p>240,6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9" calcext:value-type="float">
            <text:p>240,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47" calcext:value-type="float">
            <text:p>243,4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08" calcext:value-type="float">
            <text:p>241,0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15" calcext:value-type="float">
            <text:p>241,1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254:.J287])" office:value-type="float" office:value="241.749166666667" calcext:value-type="float">
            <text:p>241,7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76" calcext:value-type="float">
            <text:p>211,7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9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9.55" calcext:value-type="float">
            <text:p>209,5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21" calcext:value-type="float">
            <text:p>212,2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0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0.79" calcext:value-type="float">
            <text:p>210,7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8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8.98" calcext:value-type="float">
            <text:p>208,9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0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0.58" calcext:value-type="float">
            <text:p>210,5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0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0.08" calcext:value-type="float">
            <text:p>210,0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9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9.6" calcext:value-type="float">
            <text:p>209,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0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0.44" calcext:value-type="float">
            <text:p>210,4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01" calcext:value-type="float">
            <text:p>211,0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0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0.06" calcext:value-type="float">
            <text:p>210,0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8" calcext:value-type="float">
            <text:p>211,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290:.J323])" office:value-type="float" office:value="210.571666666667" calcext:value-type="float">
            <text:p>210,5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3" calcext:value-type="float">
            <text:p>214,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16" calcext:value-type="float">
            <text:p>213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79" calcext:value-type="float">
            <text:p>211,7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4" calcext:value-type="float">
            <text:p>213,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36" calcext:value-type="float">
            <text:p>212,3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5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5.64" calcext:value-type="float">
            <text:p>215,6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66" calcext:value-type="float">
            <text:p>213,6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71" calcext:value-type="float">
            <text:p>213,7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03" calcext:value-type="float">
            <text:p>214,0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04" calcext:value-type="float">
            <text:p>213,0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27" calcext:value-type="float">
            <text:p>211,2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14" calcext:value-type="float">
            <text:p>213,1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326:.J359])" office:value-type="float" office:value="213.291666666667" calcext:value-type="float">
            <text:p>213,2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91" calcext:value-type="float">
            <text:p>214,9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98" calcext:value-type="float">
            <text:p>212,9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19" calcext:value-type="float">
            <text:p>211,1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53" calcext:value-type="float">
            <text:p>214,5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91" calcext:value-type="float">
            <text:p>211,9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71" calcext:value-type="float">
            <text:p>212,7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1" calcext:value-type="float">
            <text:p>213,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43" calcext:value-type="float">
            <text:p>212,4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56" calcext:value-type="float">
            <text:p>213,5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96" calcext:value-type="float">
            <text:p>212,9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67" calcext:value-type="float">
            <text:p>212,6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52" calcext:value-type="float">
            <text:p>212,5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362:.J395])" office:value-type="float" office:value="212.955833333333" calcext:value-type="float">
            <text:p>212,9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16" calcext:value-type="float">
            <text:p>217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71" calcext:value-type="float">
            <text:p>216,7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79" calcext:value-type="float">
            <text:p>216,7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08" calcext:value-type="float">
            <text:p>217,0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7" calcext:value-type="float">
            <text:p>218,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56" calcext:value-type="float">
            <text:p>217,5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91" calcext:value-type="float">
            <text:p>217,9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24" calcext:value-type="float">
            <text:p>216,2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14" calcext:value-type="float">
            <text:p>217,1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46" calcext:value-type="float">
            <text:p>216,4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37" calcext:value-type="float">
            <text:p>220,3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63" calcext:value-type="float">
            <text:p>216,6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398:.J431])" office:value-type="float" office:value="217.395833333333" calcext:value-type="float">
            <text:p>217,4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54" calcext:value-type="float">
            <text:p>193,5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2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2.56" calcext:value-type="float">
            <text:p>192,5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99" calcext:value-type="float">
            <text:p>194,9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67" calcext:value-type="float">
            <text:p>193,6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32" calcext:value-type="float">
            <text:p>197,3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9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9.06" calcext:value-type="float">
            <text:p>189,0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37" calcext:value-type="float">
            <text:p>191,3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88" calcext:value-type="float">
            <text:p>191,8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25" calcext:value-type="float">
            <text:p>193,2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2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2.16" calcext:value-type="float">
            <text:p>192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2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2.74" calcext:value-type="float">
            <text:p>192,7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2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2.69" calcext:value-type="float">
            <text:p>192,6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434:.J467])" office:value-type="float" office:value="192.935833333333" calcext:value-type="float">
            <text:p>192,9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06" calcext:value-type="float">
            <text:p>194,0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9" calcext:value-type="float">
            <text:p>191,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07" calcext:value-type="float">
            <text:p>191,0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53" calcext:value-type="float">
            <text:p>196,5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2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2.73" calcext:value-type="float">
            <text:p>192,7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15" calcext:value-type="float">
            <text:p>194,1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2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2.16" calcext:value-type="float">
            <text:p>192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67" calcext:value-type="float">
            <text:p>195,6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79" calcext:value-type="float">
            <text:p>195,7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44" calcext:value-type="float">
            <text:p>195,4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9" calcext:value-type="float">
            <text:p>196,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39" calcext:value-type="float">
            <text:p>195,3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470:.J503])" office:value-type="float" office:value="194.315833333333" calcext:value-type="float">
            <text:p>194,3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07" calcext:value-type="float">
            <text:p>195,0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86" calcext:value-type="float">
            <text:p>193,8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37" calcext:value-type="float">
            <text:p>196,3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49" calcext:value-type="float">
            <text:p>195,4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51" calcext:value-type="float">
            <text:p>195,5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2" calcext:value-type="float">
            <text:p>196,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38" calcext:value-type="float">
            <text:p>195,3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42" calcext:value-type="float">
            <text:p>194,4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6" calcext:value-type="float">
            <text:p>194,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61" calcext:value-type="float">
            <text:p>193,6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95" calcext:value-type="float">
            <text:p>191,9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506:.J539])" office:value-type="float" office:value="194.871666666667" calcext:value-type="float">
            <text:p>194,8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54" calcext:value-type="float">
            <text:p>194,5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2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2.68" calcext:value-type="float">
            <text:p>192,6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86" calcext:value-type="float">
            <text:p>195,8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97" calcext:value-type="float">
            <text:p>191,9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61" calcext:value-type="float">
            <text:p>194,6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27" calcext:value-type="float">
            <text:p>194,2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8" calcext:value-type="float">
            <text:p>193,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81" calcext:value-type="float">
            <text:p>193,8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2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2.99" calcext:value-type="float">
            <text:p>192,9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86" calcext:value-type="float">
            <text:p>191,8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27" calcext:value-type="float">
            <text:p>194,2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41" calcext:value-type="float">
            <text:p>194,4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542:.J575])" office:value-type="float" office:value="193.755833333333" calcext:value-type="float">
            <text:p>193,7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.59" calcext:value-type="float">
            <text:p>161,5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33" calcext:value-type="float">
            <text:p>172,3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45" calcext:value-type="float">
            <text:p>172,4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37" calcext:value-type="float">
            <text:p>170,3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47" calcext:value-type="float">
            <text:p>172,4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97" calcext:value-type="float">
            <text:p>172,9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42" calcext:value-type="float">
            <text:p>171,4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38" calcext:value-type="float">
            <text:p>171,3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63" calcext:value-type="float">
            <text:p>172,6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43" calcext:value-type="float">
            <text:p>171,4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16" calcext:value-type="float">
            <text:p>172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578:.J611])" office:value-type="float" office:value="171.1" calcext:value-type="float">
            <text:p>171,1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01" calcext:value-type="float">
            <text:p>172,0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99" calcext:value-type="float">
            <text:p>171,9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27" calcext:value-type="float">
            <text:p>171,2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77" calcext:value-type="float">
            <text:p>173,7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2" calcext:value-type="float">
            <text:p>174,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54" calcext:value-type="float">
            <text:p>171,5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28" calcext:value-type="float">
            <text:p>160,2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77" calcext:value-type="float">
            <text:p>162,7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95" calcext:value-type="float">
            <text:p>165,9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58" calcext:value-type="float">
            <text:p>162,5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58" calcext:value-type="float">
            <text:p>162,5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33" calcext:value-type="float">
            <text:p>164,3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614:.J647])" office:value-type="float" office:value="167.7725" calcext:value-type="float">
            <text:p>167,7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06" calcext:value-type="float">
            <text:p>165,0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83" calcext:value-type="float">
            <text:p>165,8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2" calcext:value-type="float">
            <text:p>164,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82" calcext:value-type="float">
            <text:p>163,8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29" calcext:value-type="float">
            <text:p>162,2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92" calcext:value-type="float">
            <text:p>162,9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68" calcext:value-type="float">
            <text:p>166,6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98" calcext:value-type="float">
            <text:p>162,9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.9" calcext:value-type="float">
            <text:p>161,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.92" calcext:value-type="float">
            <text:p>161,9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65" calcext:value-type="float">
            <text:p>163,6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6" calcext:value-type="float">
            <text:p>177,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650:.J683])" office:value-type="float" office:value="164.904166666667" calcext:value-type="float">
            <text:p>164,9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8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8.09" calcext:value-type="float">
            <text:p>178,0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76" calcext:value-type="float">
            <text:p>176,7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27" calcext:value-type="float">
            <text:p>174,2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39" calcext:value-type="float">
            <text:p>177,3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49" calcext:value-type="float">
            <text:p>175,4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58" calcext:value-type="float">
            <text:p>175,5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95" calcext:value-type="float">
            <text:p>173,9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06" calcext:value-type="float">
            <text:p>174,0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9" calcext:value-type="float">
            <text:p>175,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03" calcext:value-type="float">
            <text:p>177,0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97" calcext:value-type="float">
            <text:p>174,9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06" calcext:value-type="float">
            <text:p>174,0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686:.J719])" office:value-type="float" office:value="175.629166666667" calcext:value-type="float">
            <text:p>175,6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23" calcext:value-type="float">
            <text:p>153,2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92" calcext:value-type="float">
            <text:p>153,9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2" calcext:value-type="float">
            <text:p>152,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09" calcext:value-type="float">
            <text:p>152,0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51" calcext:value-type="float">
            <text:p>146,5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05" calcext:value-type="float">
            <text:p>141,0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5" calcext:value-type="float">
            <text:p>138,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51" calcext:value-type="float">
            <text:p>139,5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49" calcext:value-type="float">
            <text:p>139,4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85" calcext:value-type="float">
            <text:p>139,8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76" calcext:value-type="float">
            <text:p>138,7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68" calcext:value-type="float">
            <text:p>138,6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722:.J755])" office:value-type="float" office:value="144.4825" calcext:value-type="float">
            <text:p>144,4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35" calcext:value-type="float">
            <text:p>139,3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94" calcext:value-type="float">
            <text:p>138,9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61" calcext:value-type="float">
            <text:p>139,6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02" calcext:value-type="float">
            <text:p>139,0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46" calcext:value-type="float">
            <text:p>139,4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56" calcext:value-type="float">
            <text:p>139,5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39" calcext:value-type="float">
            <text:p>139,3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16" calcext:value-type="float">
            <text:p>140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2" calcext:value-type="float">
            <text:p>140,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04" calcext:value-type="float">
            <text:p>140,0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27" calcext:value-type="float">
            <text:p>139,2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37" calcext:value-type="float">
            <text:p>139,3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758:.J791])" office:value-type="float" office:value="139.530833333333" calcext:value-type="float">
            <text:p>139,5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57" calcext:value-type="float">
            <text:p>139,5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9" calcext:value-type="float">
            <text:p>148,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95" calcext:value-type="float">
            <text:p>149,9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76" calcext:value-type="float">
            <text:p>149,7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82" calcext:value-type="float">
            <text:p>150,8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15" calcext:value-type="float">
            <text:p>151,1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91" calcext:value-type="float">
            <text:p>149,9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32" calcext:value-type="float">
            <text:p>150,3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04" calcext:value-type="float">
            <text:p>151,0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05" calcext:value-type="float">
            <text:p>151,0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42" calcext:value-type="float">
            <text:p>150,4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67" calcext:value-type="float">
            <text:p>150,6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794:.J827])" office:value-type="float" office:value="149.463333333333" calcext:value-type="float">
            <text:p>149,4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16" calcext:value-type="float">
            <text:p>152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49" calcext:value-type="float">
            <text:p>150,4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94" calcext:value-type="float">
            <text:p>151,9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51" calcext:value-type="float">
            <text:p>151,5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87" calcext:value-type="float">
            <text:p>150,8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11" calcext:value-type="float">
            <text:p>151,1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28" calcext:value-type="float">
            <text:p>151,2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29" calcext:value-type="float">
            <text:p>152,2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67" calcext:value-type="float">
            <text:p>142,6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89" calcext:value-type="float">
            <text:p>139,8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03" calcext:value-type="float">
            <text:p>140,0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74" calcext:value-type="float">
            <text:p>140,7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830:.J863])" office:value-type="float" office:value="147.915" calcext:value-type="float">
            <text:p>147,9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87" calcext:value-type="float">
            <text:p>130,8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89" calcext:value-type="float">
            <text:p>129,8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06" calcext:value-type="float">
            <text:p>131,0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87" calcext:value-type="float">
            <text:p>130,8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34" calcext:value-type="float">
            <text:p>130,3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31" calcext:value-type="float">
            <text:p>130,3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98" calcext:value-type="float">
            <text:p>130,9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62" calcext:value-type="float">
            <text:p>130,6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01" calcext:value-type="float">
            <text:p>131,0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24" calcext:value-type="float">
            <text:p>131,2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87" calcext:value-type="float">
            <text:p>129,8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23" calcext:value-type="float">
            <text:p>131,2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866:.J899])" office:value-type="float" office:value="130.690833333333" calcext:value-type="float">
            <text:p>130,6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69" calcext:value-type="float">
            <text:p>130,6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02" calcext:value-type="float">
            <text:p>131,0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6" calcext:value-type="float">
            <text:p>130,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14" calcext:value-type="float">
            <text:p>130,1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12" calcext:value-type="float">
            <text:p>130,1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38" calcext:value-type="float">
            <text:p>131,3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45" calcext:value-type="float">
            <text:p>140,4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52" calcext:value-type="float">
            <text:p>141,5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84" calcext:value-type="float">
            <text:p>140,8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39" calcext:value-type="float">
            <text:p>140,3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18" calcext:value-type="float">
            <text:p>142,1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902:.J935])" office:value-type="float" office:value="135.860833333333" calcext:value-type="float">
            <text:p>135,8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33" calcext:value-type="float">
            <text:p>141,3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33" calcext:value-type="float">
            <text:p>142,3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29" calcext:value-type="float">
            <text:p>141,2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09" calcext:value-type="float">
            <text:p>141,0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02" calcext:value-type="float">
            <text:p>141,0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64" calcext:value-type="float">
            <text:p>140,6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2" calcext:value-type="float">
            <text:p>141,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75" calcext:value-type="float">
            <text:p>141,7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85" calcext:value-type="float">
            <text:p>140,8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78" calcext:value-type="float">
            <text:p>142,7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04" calcext:value-type="float">
            <text:p>141,0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938:.J971])" office:value-type="float" office:value="141.36" calcext:value-type="float">
            <text:p>141,3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07" calcext:value-type="float">
            <text:p>141,0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44" calcext:value-type="float">
            <text:p>141,4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2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2.67" calcext:value-type="float">
            <text:p>132,6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61" calcext:value-type="float">
            <text:p>130,6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15" calcext:value-type="float">
            <text:p>131,1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65" calcext:value-type="float">
            <text:p>130,6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08" calcext:value-type="float">
            <text:p>131,0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46" calcext:value-type="float">
            <text:p>130,4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78" calcext:value-type="float">
            <text:p>130,7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51" calcext:value-type="float">
            <text:p>130,5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02" calcext:value-type="float">
            <text:p>131,0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78" calcext:value-type="float">
            <text:p>130,7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974:.J1007])" office:value-type="float" office:value="132.685" calcext:value-type="float">
            <text:p>132,6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9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9.36" calcext:value-type="float">
            <text:p>2369,3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5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5.95" calcext:value-type="float">
            <text:p>2405,9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5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5.44" calcext:value-type="float">
            <text:p>2345,4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0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0.1" calcext:value-type="float">
            <text:p>2400,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5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5.29" calcext:value-type="float">
            <text:p>2405,2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4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4.78" calcext:value-type="float">
            <text:p>2364,7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8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8.66" calcext:value-type="float">
            <text:p>2428,6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1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1.14" calcext:value-type="float">
            <text:p>2341,1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4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4.68" calcext:value-type="float">
            <text:p>2414,6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0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0.73" calcext:value-type="float">
            <text:p>2370,7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6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6.37" calcext:value-type="float">
            <text:p>2386,3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3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3.78" calcext:value-type="float">
            <text:p>2413,7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010:.J1043])" office:value-type="float" office:value="2387.19" calcext:value-type="float">
            <text:p>2.387,1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2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2.53" calcext:value-type="float">
            <text:p>1682,5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6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6.15" calcext:value-type="float">
            <text:p>1706,1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7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7.09" calcext:value-type="float">
            <text:p>1747,0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7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7.54" calcext:value-type="float">
            <text:p>1707,5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5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5.53" calcext:value-type="float">
            <text:p>1685,5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4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4.13" calcext:value-type="float">
            <text:p>1734,1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0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0.2" calcext:value-type="float">
            <text:p>1740,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9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9.79" calcext:value-type="float">
            <text:p>1679,7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7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7.81" calcext:value-type="float">
            <text:p>1717,8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0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0.4" calcext:value-type="float">
            <text:p>1740,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1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1.88" calcext:value-type="float">
            <text:p>1711,8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8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8.06" calcext:value-type="float">
            <text:p>1698,0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046:.J1079])" office:value-type="float" office:value="1712.5925" calcext:value-type="float">
            <text:p>1.712,5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7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7.88" calcext:value-type="float">
            <text:p>1177,8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5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5.53" calcext:value-type="float">
            <text:p>1185,5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6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6.16" calcext:value-type="float">
            <text:p>1166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0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0.06" calcext:value-type="float">
            <text:p>1150,0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9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9.8" calcext:value-type="float">
            <text:p>1149,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5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5.84" calcext:value-type="float">
            <text:p>1185,8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8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8.55" calcext:value-type="float">
            <text:p>1188,5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1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1.81" calcext:value-type="float">
            <text:p>1161,8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5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5.16" calcext:value-type="float">
            <text:p>1155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1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1.54" calcext:value-type="float">
            <text:p>1151,5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7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7.69" calcext:value-type="float">
            <text:p>1187,6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4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4.22" calcext:value-type="float">
            <text:p>1184,2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082:.J1115])" office:value-type="float" office:value="1170.35333333333" calcext:value-type="float">
            <text:p>1.170,3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9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9.67" calcext:value-type="float">
            <text:p>739,6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3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3.07" calcext:value-type="float">
            <text:p>723,0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4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4.72" calcext:value-type="float">
            <text:p>724,7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8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8.45" calcext:value-type="float">
            <text:p>728,4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7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7.24" calcext:value-type="float">
            <text:p>727,2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8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8.96" calcext:value-type="float">
            <text:p>748,9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6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6.22" calcext:value-type="float">
            <text:p>746,2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3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3.7" calcext:value-type="float">
            <text:p>743,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7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7.51" calcext:value-type="float">
            <text:p>747,5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4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4.47" calcext:value-type="float">
            <text:p>724,4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7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7.05" calcext:value-type="float">
            <text:p>727,0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7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7.42" calcext:value-type="float">
            <text:p>727,4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118:.J1151])" office:value-type="float" office:value="734.04" calcext:value-type="float">
            <text:p>734,0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2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2.04" calcext:value-type="float">
            <text:p>422,0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2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2.56" calcext:value-type="float">
            <text:p>422,5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7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7.83" calcext:value-type="float">
            <text:p>427,8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8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8.06" calcext:value-type="float">
            <text:p>428,0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7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7.14" calcext:value-type="float">
            <text:p>427,1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7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7.95" calcext:value-type="float">
            <text:p>427,9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9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9.17" calcext:value-type="float">
            <text:p>429,1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9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9.01" calcext:value-type="float">
            <text:p>429,0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3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3.04" calcext:value-type="float">
            <text:p>423,0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2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0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0.09" calcext:value-type="float">
            <text:p>420,0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8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8.34" calcext:value-type="float">
            <text:p>418,3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154:.J1187])" office:value-type="float" office:value="424.769166666667" calcext:value-type="float">
            <text:p>424,7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1" calcext:value-type="float">
            <text:p>235,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79" calcext:value-type="float">
            <text:p>234,7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.52" calcext:value-type="float">
            <text:p>231,5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88" calcext:value-type="float">
            <text:p>235,8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79" calcext:value-type="float">
            <text:p>235,7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07" calcext:value-type="float">
            <text:p>234,0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1" calcext:value-type="float">
            <text:p>235,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08" calcext:value-type="float">
            <text:p>234,0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29" calcext:value-type="float">
            <text:p>235,2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07" calcext:value-type="float">
            <text:p>235,0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58" calcext:value-type="float">
            <text:p>235,5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.94" calcext:value-type="float">
            <text:p>232,9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190:.J1223])" office:value-type="float" office:value="234.600833333333" calcext:value-type="float">
            <text:p>234,6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4" calcext:value-type="float">
            <text:p>164,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31" calcext:value-type="float">
            <text:p>166,3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16" calcext:value-type="float">
            <text:p>166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07" calcext:value-type="float">
            <text:p>163,0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64" calcext:value-type="float">
            <text:p>162,6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18" calcext:value-type="float">
            <text:p>167,1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57" calcext:value-type="float">
            <text:p>162,5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4" calcext:value-type="float">
            <text:p>164,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19" calcext:value-type="float">
            <text:p>164,1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25" calcext:value-type="float">
            <text:p>165,2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45" calcext:value-type="float">
            <text:p>165,4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4" calcext:value-type="float">
            <text:p>162,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226:.J1259])" office:value-type="float" office:value="164.501666666667" calcext:value-type="float">
            <text:p>164,50</text:p>
          </table:table-cell>
        </table:table-row>
        <table:table-row table:style-name="ro1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839</text:p>
          </table:table-cell>
          <table:table-cell table:number-columns-repeated="12"/>
        </table:table-row>
        <table:table-row table:style-name="ro1" table:number-rows-repeated="104731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9cm" svg:height="8.999cm" svg:x="27.002cm" svg:y="0.229cm">
            <draw:object draw:notify-on-update-of-ranges="Graphics.A1:Graphics.A1 Graphics.A2:Graphics.A8 Graphics.B1:Graphics.B1 Graphics.B2:Graphics.B8 Graphics.C1:Graphics.C1 Graphics.C2:Graphics.C8 Graphics.D1:Graphics.D1 Graphics.D2:Graphics.D8 Graphics.E1:Graphics.E1 Graphics.E2:Graphics.E8 Graphics.F1:Graphics.F1 Graphics.F2:Graphics.F8 Graphics.G1:Graphics.G1 Graphics.G2:Graphics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7.152cm" svg:y="10.06cm">
            <draw:object draw:notify-on-update-of-ranges="Graphics.E25:Graphics.E25 Graphics.E26:Graphics.E32 Graphics.H25:Graphics.H25 Graphics.H26:Graphics.H32 Graphics.I25:Graphics.I25 Graphics.I26:Graphics.I32 Graphics.J25:Graphics.J25 Graphics.J26:Graphics.J32 Graphics.K25:Graphics.K25 Graphics.K26:Graphics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7.087cm" svg:y="20.079cm">
            <draw:object draw:notify-on-update-of-ranges="Graphics.E49:Graphics.E49 Graphics.E50:Graphics.E56 Graphics.H49:Graphics.H49 Graphics.H50:Graphics.H56 Graphics.I49:Graphics.I49 Graphics.I50:Graphics.I56 Graphics.J49:Graphics.J49 Graphics.J50:Graphics.J56 Graphics.K49:Graphics.K49 Graphics.K50:Graphics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2" table:default-cell-style-name="ce8"/>
        <table:table-column table:style-name="co12" table:default-cell-style-name="ce16"/>
        <table:table-column table:style-name="co12" table:default-cell-style-name="ce24"/>
        <table:table-column table:style-name="co12" table:number-columns-repeated="8" table:default-cell-style-name="Default"/>
        <table:table-row table:style-name="ro1">
          <table:table-cell table:style-name="ce2" office:value-type="string" calcext:value-type="string">
            <text:p>Flocking Medias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19" office:value-type="float" office:value="183.405833333333" calcext:value-type="float">
            <text:p>183,41</text:p>
          </table:table-cell>
          <table:table-cell table:style-name="ce19" office:value-type="float" office:value="132.69" calcext:value-type="float">
            <text:p>132,69</text:p>
          </table:table-cell>
          <table:table-cell table:style-name="ce19" office:value-type="float" office:value="141.36" calcext:value-type="float">
            <text:p>141,36</text:p>
          </table:table-cell>
          <table:table-cell table:style-name="ce19" office:value-type="float" office:value="135.86" calcext:value-type="float">
            <text:p>135,86</text:p>
          </table:table-cell>
          <table:table-cell table:style-name="ce26" office:value-type="float" office:value="130.69" calcext:value-type="float">
            <text:p>130,69</text:p>
          </table:table-cell>
          <table:table-cell table:number-columns-repeated="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20" office:value-type="float" office:value="192.421666666667" calcext:value-type="float">
            <text:p>192,42</text:p>
          </table:table-cell>
          <table:table-cell table:style-name="ce20" office:value-type="float" office:value="147.92" calcext:value-type="float">
            <text:p>147,92</text:p>
          </table:table-cell>
          <table:table-cell table:style-name="ce20" office:value-type="float" office:value="149.46" calcext:value-type="float">
            <text:p>149,46</text:p>
          </table:table-cell>
          <table:table-cell table:style-name="ce20" office:value-type="float" office:value="139.53" calcext:value-type="float">
            <text:p>139,53</text:p>
          </table:table-cell>
          <table:table-cell table:style-name="ce27" office:value-type="float" office:value="144.48" calcext:value-type="float">
            <text:p>144,48</text:p>
          </table:table-cell>
          <table:table-cell table:number-columns-repeated="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20" office:value-type="float" office:value="215.023333333333" calcext:value-type="float">
            <text:p>215,02</text:p>
          </table:table-cell>
          <table:table-cell table:style-name="ce20" office:value-type="float" office:value="175.63" calcext:value-type="float">
            <text:p>175,63</text:p>
          </table:table-cell>
          <table:table-cell table:style-name="ce20" office:value-type="float" office:value="164.9" calcext:value-type="float">
            <text:p>164,90</text:p>
          </table:table-cell>
          <table:table-cell table:style-name="ce20" office:value-type="float" office:value="167.77" calcext:value-type="float">
            <text:p>167,77</text:p>
          </table:table-cell>
          <table:table-cell table:style-name="ce27" office:value-type="float" office:value="171.1" calcext:value-type="float">
            <text:p>171,10</text:p>
          </table:table-cell>
          <table:table-cell table:number-columns-repeated="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20" office:value-type="float" office:value="251.514166666667" calcext:value-type="float">
            <text:p>251,51</text:p>
          </table:table-cell>
          <table:table-cell table:style-name="ce20" office:value-type="float" office:value="193.76" calcext:value-type="float">
            <text:p>193,76</text:p>
          </table:table-cell>
          <table:table-cell table:style-name="ce20" office:value-type="float" office:value="194.87" calcext:value-type="float">
            <text:p>194,87</text:p>
          </table:table-cell>
          <table:table-cell table:style-name="ce20" office:value-type="float" office:value="194.32" calcext:value-type="float">
            <text:p>194,32</text:p>
          </table:table-cell>
          <table:table-cell table:style-name="ce27" office:value-type="float" office:value="192.94" calcext:value-type="float">
            <text:p>192,94</text:p>
          </table:table-cell>
          <table:table-cell table:number-columns-repeated="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20" office:value-type="float" office:value="276.144166666667" calcext:value-type="float">
            <text:p>276,14</text:p>
          </table:table-cell>
          <table:table-cell table:style-name="ce20" office:value-type="float" office:value="217.4" calcext:value-type="float">
            <text:p>217,40</text:p>
          </table:table-cell>
          <table:table-cell table:style-name="ce20" office:value-type="float" office:value="212.96" calcext:value-type="float">
            <text:p>212,96</text:p>
          </table:table-cell>
          <table:table-cell table:style-name="ce20" office:value-type="float" office:value="213.29" calcext:value-type="float">
            <text:p>213,29</text:p>
          </table:table-cell>
          <table:table-cell table:style-name="ce27" office:value-type="float" office:value="210.57" calcext:value-type="float">
            <text:p>210,57</text:p>
          </table:table-cell>
          <table:table-cell table:number-columns-repeated="4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20" office:value-type="float" office:value="301.474166666667" calcext:value-type="float">
            <text:p>301,47</text:p>
          </table:table-cell>
          <table:table-cell table:style-name="ce20" office:value-type="float" office:value="241.75" calcext:value-type="float">
            <text:p>241,75</text:p>
          </table:table-cell>
          <table:table-cell table:style-name="ce20" office:value-type="float" office:value="235.86" calcext:value-type="float">
            <text:p>235,86</text:p>
          </table:table-cell>
          <table:table-cell table:style-name="ce20" office:value-type="float" office:value="233.57" calcext:value-type="float">
            <text:p>233,57</text:p>
          </table:table-cell>
          <table:table-cell table:style-name="ce27" office:value-type="float" office:value="231.73" calcext:value-type="float">
            <text:p>231,73</text:p>
          </table:table-cell>
          <table:table-cell table:number-columns-repeated="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21" office:value-type="float" office:value="343.075833333333" calcext:value-type="float">
            <text:p>343,08</text:p>
          </table:table-cell>
          <table:table-cell table:style-name="ce21" office:value-type="float" office:value="264.31" calcext:value-type="float">
            <text:p>264,31</text:p>
          </table:table-cell>
          <table:table-cell table:style-name="ce21" office:value-type="float" office:value="259.4" calcext:value-type="float">
            <text:p>259,40</text:p>
          </table:table-cell>
          <table:table-cell table:style-name="ce21" office:value-type="float" office:value="259.59" calcext:value-type="float">
            <text:p>259,59</text:p>
          </table:table-cell>
          <table:table-cell table:style-name="ce28" office:value-type="float" office:value="256.68" calcext:value-type="float">
            <text:p>256,68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Flocking Medias:</text:p>
          </table:table-cell>
          <table:table-cell table:style-name="ce14"/>
          <table:table-cell table:style-name="ce22"/>
          <table:table-cell table:number-columns-repeated="8"/>
        </table:table-row>
        <table:table-row table:style-name="ro1">
          <table:table-cell table:style-name="ce7" office:value-type="float" office:value="1440" calcext:value-type="float">
            <text:p>1440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256.68" calcext:value-type="float">
            <text:p>256,68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259.59" calcext:value-type="float">
            <text:p>259,59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259.4" calcext:value-type="float">
            <text:p>259,40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264.31" calcext:value-type="float">
            <text:p>264,31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31.73" calcext:value-type="float">
            <text:p>231,73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233.57" calcext:value-type="float">
            <text:p>233,57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35.86" calcext:value-type="float">
            <text:p>235,86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241.75" calcext:value-type="float">
            <text:p>241,75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210.57" calcext:value-type="float">
            <text:p>210,5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213.29" calcext:value-type="float">
            <text:p>213,29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212.96" calcext:value-type="float">
            <text:p>212,96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217.4" calcext:value-type="float">
            <text:p>217,40</text:p>
          </table:table-cell>
          <table:table-cell/>
          <table:table-cell table:style-name="ce2" office:value-type="string" calcext:value-type="string">
            <text:p>Flocking Gain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192.94" calcext:value-type="float">
            <text:p>192,94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F26]/[.D2]" office:value-type="float" office:value="1.08032506845529" calcext:value-type="float">
            <text:p>1,08</text:p>
          </table:table-cell>
          <table:table-cell table:style-name="ce19" table:formula="of:=[.F26]/[.E2]" office:value-type="float" office:value="1.01406574231277" calcext:value-type="float">
            <text:p>1,01</text:p>
          </table:table-cell>
          <table:table-cell table:style-name="ce19" table:formula="of:=[.F26]/[.F2]" office:value-type="float" office:value="1.05511801364149" calcext:value-type="float">
            <text:p>1,06</text:p>
          </table:table-cell>
          <table:table-cell table:style-name="ce26" table:formula="of:=[.F26]/[.G2]" office:value-type="float" office:value="1.09685770398143" calcext:value-type="float">
            <text:p>1,1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194.32" calcext:value-type="float">
            <text:p>194,32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7]/[.D3]" office:value-type="float" office:value="1.47618081846043" calcext:value-type="float">
            <text:p>1,48</text:p>
          </table:table-cell>
          <table:table-cell table:style-name="ce20" table:formula="of:=[.F27]/[.E3]" office:value-type="float" office:value="1.46097060529016" calcext:value-type="float">
            <text:p>1,46</text:p>
          </table:table-cell>
          <table:table-cell table:style-name="ce20" table:formula="of:=[.F27]/[.F3]" office:value-type="float" office:value="1.56494421749206" calcext:value-type="float">
            <text:p>1,56</text:p>
          </table:table-cell>
          <table:table-cell table:style-name="ce27" table:formula="of:=[.F27]/[.G3]" office:value-type="float" office:value="1.51132798080473" calcext:value-type="float">
            <text:p>1,5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194.87" calcext:value-type="float">
            <text:p>194,87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8]/[.D4]" office:value-type="float" office:value="2.26510277287479" calcext:value-type="float">
            <text:p>2,27</text:p>
          </table:table-cell>
          <table:table-cell table:style-name="ce20" table:formula="of:=[.F28]/[.E4]" office:value-type="float" office:value="2.41249241964827" calcext:value-type="float">
            <text:p>2,41</text:p>
          </table:table-cell>
          <table:table-cell table:style-name="ce20" table:formula="of:=[.F28]/[.F4]" office:value-type="float" office:value="2.37122250700364" calcext:value-type="float">
            <text:p>2,37</text:p>
          </table:table-cell>
          <table:table-cell table:style-name="ce27" table:formula="of:=[.F28]/[.G4]" office:value-type="float" office:value="2.32507305669199" calcext:value-type="float">
            <text:p>2,3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93.76" calcext:value-type="float">
            <text:p>193,76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9]/[.D5]" office:value-type="float" office:value="3.59392203413157" calcext:value-type="float">
            <text:p>3,59</text:p>
          </table:table-cell>
          <table:table-cell table:style-name="ce20" table:formula="of:=[.F29]/[.E5]" office:value-type="float" office:value="3.57345067651939" calcext:value-type="float">
            <text:p>3,57</text:p>
          </table:table-cell>
          <table:table-cell table:style-name="ce20" table:formula="of:=[.F29]/[.F5]" office:value-type="float" office:value="3.5835649101139" calcext:value-type="float">
            <text:p>3,58</text:p>
          </table:table-cell>
          <table:table-cell table:style-name="ce27" table:formula="of:=[.F29]/[.G5]" office:value-type="float" office:value="3.60919629591237" calcext:value-type="float">
            <text:p>3,6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171.1" calcext:value-type="float">
            <text:p>171,10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0]/[.D6]" office:value-type="float" office:value="5.09344526218951" calcext:value-type="float">
            <text:p>5,09</text:p>
          </table:table-cell>
          <table:table-cell table:style-name="ce20" table:formula="of:=[.F30]/[.E6]" office:value-type="float" office:value="5.19963842975207" calcext:value-type="float">
            <text:p>5,20</text:p>
          </table:table-cell>
          <table:table-cell table:style-name="ce20" table:formula="of:=[.F30]/[.F6]" office:value-type="float" office:value="5.19159360495101" calcext:value-type="float">
            <text:p>5,19</text:p>
          </table:table-cell>
          <table:table-cell table:style-name="ce27" table:formula="of:=[.F30]/[.G6]" office:value-type="float" office:value="5.25865507907109" calcext:value-type="float">
            <text:p>5,2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167.77" calcext:value-type="float">
            <text:p>167,77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1]/[.D7]" office:value-type="float" office:value="6.72213719407102" calcext:value-type="float">
            <text:p>6,72</text:p>
          </table:table-cell>
          <table:table-cell table:style-name="ce20" table:formula="of:=[.F31]/[.E7]" office:value-type="float" office:value="6.89000537041749" calcext:value-type="float">
            <text:p>6,89</text:p>
          </table:table-cell>
          <table:table-cell table:style-name="ce20" table:formula="of:=[.F31]/[.F7]" office:value-type="float" office:value="6.95755733470339" calcext:value-type="float">
            <text:p>6,96</text:p>
          </table:table-cell>
          <table:table-cell table:style-name="ce27" table:formula="of:=[.F31]/[.G7]" office:value-type="float" office:value="7.01280225549851" calcext:value-type="float">
            <text:p>7,0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164.9" calcext:value-type="float">
            <text:p>164,90</text:p>
          </table:table-cell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F32]/[.D8]" office:value-type="float" office:value="8.51240967046272" calcext:value-type="float">
            <text:p>8,51</text:p>
          </table:table-cell>
          <table:table-cell table:style-name="ce21" table:formula="of:=[.F32]/[.E8]" office:value-type="float" office:value="8.67353508095605" calcext:value-type="float">
            <text:p>8,67</text:p>
          </table:table-cell>
          <table:table-cell table:style-name="ce21" table:formula="of:=[.F32]/[.F8]" office:value-type="float" office:value="8.66718671751608" calcext:value-type="float">
            <text:p>8,67</text:p>
          </table:table-cell>
          <table:table-cell table:style-name="ce28" table:formula="of:=[.F32]/[.G8]" office:value-type="float" office:value="8.76544724949353" calcext:value-type="float">
            <text:p>8,7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75.63" calcext:value-type="float">
            <text:p>175,63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144.48" calcext:value-type="float">
            <text:p>144,48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139.53" calcext:value-type="float">
            <text:p>139,53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149.46" calcext:value-type="float">
            <text:p>149,46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47.92" calcext:value-type="float">
            <text:p>147,9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30.69" calcext:value-type="float">
            <text:p>130,6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35.86" calcext:value-type="float">
            <text:p>135,86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41.36" calcext:value-type="float">
            <text:p>141,36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32.69" calcext:value-type="float">
            <text:p>132,69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343.075833333333" calcext:value-type="float">
            <text:p>343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301.474166666667" calcext:value-type="float">
            <text:p>301,4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76.144166666667" calcext:value-type="float">
            <text:p>276,1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51.514166666667" calcext:value-type="float">
            <text:p>251,51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15.023333333333" calcext:value-type="float">
            <text:p>215,02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92.421666666667" calcext:value-type="float">
            <text:p>192,4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83.405833333333" calcext:value-type="float">
            <text:p>183,4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249.915" calcext:value-type="float">
            <text:p>2249,92</text:p>
          </table:table-cell>
          <table:table-cell office:value-type="float" office:value="2387.19" calcext:value-type="float">
            <text:p>2387,19</text:p>
          </table:table-cell>
          <table:table-cell table:style-name="ce2" office:value-type="string" calcext:value-type="string">
            <text:p>Flocking Efficiency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625.07666666667" calcext:value-type="float">
            <text:p>1625,08</text:p>
          </table:table-cell>
          <table:table-cell office:value-type="float" office:value="1712.59" calcext:value-type="float">
            <text:p>1712,59</text:p>
          </table:table-cell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H26]/[.H49]" office:value-type="float" office:value="0.540162534227647" calcext:value-type="float">
            <text:p>0,54</text:p>
          </table:table-cell>
          <table:table-cell table:style-name="ce19" table:formula="of:=[.I26]/[.I49]" office:value-type="float" office:value="0.253516435578192" calcext:value-type="float">
            <text:p>0,25</text:p>
          </table:table-cell>
          <table:table-cell table:style-name="ce19" table:formula="of:=[.J26]/[.J49]" office:value-type="float" office:value="0.175853002273582" calcext:value-type="float">
            <text:p>0,18</text:p>
          </table:table-cell>
          <table:table-cell table:style-name="ce26" table:formula="of:=[.K26]/[.K49]" office:value-type="float" office:value="0.137107212997679" calcext:value-type="float">
            <text:p>0,1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107.315" calcext:value-type="float">
            <text:p>1107,32</text:p>
          </table:table-cell>
          <table:table-cell office:value-type="float" office:value="1170.35" calcext:value-type="float">
            <text:p>1170,35</text:p>
          </table:table-cell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7]/[.H49]" office:value-type="float" office:value="0.738090409230216" calcext:value-type="float">
            <text:p>0,74</text:p>
          </table:table-cell>
          <table:table-cell table:style-name="ce20" table:formula="of:=[.I27]/[.I49]" office:value-type="float" office:value="0.365242651322539" calcext:value-type="float">
            <text:p>0,37</text:p>
          </table:table-cell>
          <table:table-cell table:style-name="ce20" table:formula="of:=[.J27]/[.J49]" office:value-type="float" office:value="0.260824036248677" calcext:value-type="float">
            <text:p>0,26</text:p>
          </table:table-cell>
          <table:table-cell table:style-name="ce27" table:formula="of:=[.K27]/[.K49]" office:value-type="float" office:value="0.188915997600591" calcext:value-type="float">
            <text:p>0,1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696.358333333333" calcext:value-type="float">
            <text:p>696,36</text:p>
          </table:table-cell>
          <table:table-cell office:value-type="float" office:value="734.04" calcext:value-type="float">
            <text:p>734,04</text:p>
          </table:table-cell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8]/[.H49]" office:value-type="float" office:value="1.1325513864374" calcext:value-type="float">
            <text:p>1,13</text:p>
          </table:table-cell>
          <table:table-cell table:style-name="ce20" table:formula="of:=[.I28]/[.I49]" office:value-type="float" office:value="0.603123104912068" calcext:value-type="float">
            <text:p>0,60</text:p>
          </table:table-cell>
          <table:table-cell table:style-name="ce20" table:formula="of:=[.J28]/[.J49]" office:value-type="float" office:value="0.395203751167273" calcext:value-type="float">
            <text:p>0,40</text:p>
          </table:table-cell>
          <table:table-cell table:style-name="ce27" table:formula="of:=[.K28]/[.K49]" office:value-type="float" office:value="0.290634132086499" calcext:value-type="float">
            <text:p>0,2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397.82" calcext:value-type="float">
            <text:p>397,82</text:p>
          </table:table-cell>
          <table:table-cell office:value-type="float" office:value="424.77" calcext:value-type="float">
            <text:p>424,77</text:p>
          </table:table-cell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9]/[.H49]" office:value-type="float" office:value="1.79696101706579" calcext:value-type="float">
            <text:p>1,80</text:p>
          </table:table-cell>
          <table:table-cell table:style-name="ce20" table:formula="of:=[.I29]/[.I49]" office:value-type="float" office:value="0.893362669129847" calcext:value-type="float">
            <text:p>0,89</text:p>
          </table:table-cell>
          <table:table-cell table:style-name="ce20" table:formula="of:=[.J29]/[.J49]" office:value-type="float" office:value="0.597260818352317" calcext:value-type="float">
            <text:p>0,60</text:p>
          </table:table-cell>
          <table:table-cell table:style-name="ce27" table:formula="of:=[.K29]/[.K49]" office:value-type="float" office:value="0.451149536989047" calcext:value-type="float">
            <text:p>0,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18.356666666667" calcext:value-type="float">
            <text:p>218,36</text:p>
          </table:table-cell>
          <table:table-cell office:value-type="float" office:value="234.6" calcext:value-type="float">
            <text:p>234,6</text:p>
          </table:table-cell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0]/[.H49]" office:value-type="float" office:value="2.54672263109476" calcext:value-type="float">
            <text:p>2,55</text:p>
          </table:table-cell>
          <table:table-cell table:style-name="ce20" table:formula="of:=[.I30]/[.I49]" office:value-type="float" office:value="1.29990960743802" calcext:value-type="float">
            <text:p>1,30</text:p>
          </table:table-cell>
          <table:table-cell table:style-name="ce20" table:formula="of:=[.J30]/[.J49]" office:value-type="float" office:value="0.865265600825168" calcext:value-type="float">
            <text:p>0,87</text:p>
          </table:table-cell>
          <table:table-cell table:style-name="ce27" table:formula="of:=[.K30]/[.K49]" office:value-type="float" office:value="0.657331884883887" calcext:value-type="float">
            <text:p>0,66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1 S</text:p>
          </table:table-cell>
          <table:table-cell table:style-name="ce25" office:value-type="float" office:value="143.348333333333" calcext:value-type="float">
            <text:p>143,35</text:p>
          </table:table-cell>
          <table:table-cell office:value-type="float" office:value="164.5" calcext:value-type="float">
            <text:p>164,5</text:p>
          </table:table-cell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1]/[.H49]" office:value-type="float" office:value="3.36106859703551" calcext:value-type="float">
            <text:p>3,36</text:p>
          </table:table-cell>
          <table:table-cell table:style-name="ce20" table:formula="of:=[.I31]/[.I49]" office:value-type="float" office:value="1.72250134260437" calcext:value-type="float">
            <text:p>1,72</text:p>
          </table:table-cell>
          <table:table-cell table:style-name="ce20" table:formula="of:=[.J31]/[.J49]" office:value-type="float" office:value="1.15959288911723" calcext:value-type="float">
            <text:p>1,16</text:p>
          </table:table-cell>
          <table:table-cell table:style-name="ce27" table:formula="of:=[.K31]/[.K49]" office:value-type="float" office:value="0.876600281937314" calcext:value-type="float">
            <text:p>0,88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H32]/[.H49]" office:value-type="float" office:value="4.25620483523136" calcext:value-type="float">
            <text:p>4,26</text:p>
          </table:table-cell>
          <table:table-cell table:style-name="ce21" table:formula="of:=[.I32]/[.I49]" office:value-type="float" office:value="2.16838377023901" calcext:value-type="float">
            <text:p>2,17</text:p>
          </table:table-cell>
          <table:table-cell table:style-name="ce21" table:formula="of:=[.J32]/[.J49]" office:value-type="float" office:value="1.44453111958601" calcext:value-type="float">
            <text:p>1,44</text:p>
          </table:table-cell>
          <table:table-cell table:style-name="ce28" table:formula="of:=[.K32]/[.K49]" office:value-type="float" office:value="1.09568090618669" calcext:value-type="float">
            <text:p>1,10</text:p>
          </table:table-cell>
        </table:table-row>
      </table:table>
      <table:named-expressions/>
      <table:database-ranges>
        <table:database-range table:name="__Anonymous_Sheet_DB__0" table:target-range-address="output_FL.B1:output_FL.B1259" table:display-filter-buttons="true">
          <table:filter>
            <table:filter-and>
              <table:filter-condition table:value="T12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02:00:33.99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4-22T02:08:04.196000000</dc:date>
    <meta:editing-duration>PT7M30S</meta:editing-duration>
    <meta:editing-cycles>1</meta:editing-cycles>
    <meta:document-statistic meta:table-count="2" meta:cell-count="5800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24cm" svg:y="0.316cm" chart:style-name="ch2">
          <text:p>Flocking 32 Batches Performance</text:p>
        </chart:title>
        <chart:legend chart:legend-position="end" svg:x="14.525cm" svg:y="2.938cm" style:legend-expansion="high" chart:style-name="ch3"/>
        <chart:plot-area chart:style-name="ch4" table:cell-range-address="Graphics.A1:Graphics.G8" chart:data-source-has-labels="both" svg:x="1.321cm" svg:y="1.301cm" svg:width="12.884cm" svg:height="6.548cm">
          <chart:coordinate-region svg:x="2.355cm" svg:y="1.503cm" svg:width="11.85cm" svg:height="5.693cm"/>
          <chart:axis chart:dimension="x" chart:name="primary-x" chart:style-name="ch5" chartooo:axis-type="auto">
            <chartooo:date-scale/>
            <chart:title svg:x="7.346cm" svg:y="8.029cm" chart:style-name="ch6">
              <text:p>Units</text:p>
            </chart:title>
            <chart:categories table:cell-range-address="Graphics.A2:Graphics.A8"/>
          </chart:axis>
          <chart:axis chart:dimension="y" chart:name="primary-y" chart:style-name="ch7">
            <chart:title svg:x="0.451cm" svg:y="5.405cm" chart:style-name="ch8">
              <text:p>Time in ms</text:p>
            </chart:title>
            <chart:grid chart:style-name="ch9" chart:class="major"/>
          </chart:axis>
          <chart:series chart:style-name="ch10" chart:values-cell-range-address="Graphics.B2:Graphics.B8" chart:label-cell-address="Graphics.B1:Graphics.B1" chart:class="chart:bar">
            <chart:data-point chart:repeated="7"/>
          </chart:series>
          <chart:series chart:style-name="ch11" chart:values-cell-range-address="Graphics.C2:Graphics.C8" chart:label-cell-address="Graphics.C1:Graphics.C1" chart:class="chart:bar">
            <chart:data-point chart:repeated="7"/>
          </chart:series>
          <chart:series chart:style-name="ch12" chart:values-cell-range-address="Graphics.D2:Graphics.D8" chart:label-cell-address="Graphics.D1:Graphics.D1" chart:class="chart:bar">
            <chart:data-point chart:repeated="7"/>
          </chart:series>
          <chart:series chart:style-name="ch13" chart:values-cell-range-address="Graphics.E2:Graphics.E8" chart:label-cell-address="Graphics.E1:Graphics.E1" chart:class="chart:bar">
            <chart:data-point chart:repeated="7"/>
          </chart:series>
          <chart:series chart:style-name="ch14" chart:values-cell-range-address="Graphics.F2:Graphics.F8" chart:label-cell-address="Graphics.F1:Graphics.F1" chart:class="chart:bar">
            <chart:data-point chart:repeated="7"/>
          </chart:series>
          <chart:series chart:style-name="ch15" chart:values-cell-range-address="Graphics.G2:Graphics.G8" chart:label-cell-address="Graphics.G1:Graphics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s.B1:Graphics.B1</svg:desc>
                </draw:g>
              </table:table-cell>
              <table:table-cell office:value-type="string">
                <text:p>1 SJ</text:p>
                <draw:g>
                  <svg:desc>Graphics.C1:Graphics.C1</svg:desc>
                </draw:g>
              </table:table-cell>
              <table:table-cell office:value-type="string">
                <text:p>2</text:p>
                <draw:g>
                  <svg:desc>Graphics.D1:Graphics.D1</svg:desc>
                </draw:g>
              </table:table-cell>
              <table:table-cell office:value-type="string">
                <text:p>4</text:p>
                <draw:g>
                  <svg:desc>Graphics.E1:Graphics.E1</svg:desc>
                </draw:g>
              </table:table-cell>
              <table:table-cell office:value-type="string">
                <text:p>6</text:p>
                <draw:g>
                  <svg:desc>Graphics.F1:Graphics.F1</svg:desc>
                </draw:g>
              </table:table-cell>
              <table:table-cell office:value-type="string">
                <text:p>8</text:p>
                <draw:g>
                  <svg:desc>Graphics.G1:Graphics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A2:Graphics.A8</svg:desc>
                </draw:g>
              </table:table-cell>
              <table:table-cell office:value-type="float" office:value="143.348333333333">
                <text:p>143.348333333333</text:p>
                <draw:g>
                  <svg:desc>Graphics.B2:Graphics.B8</svg:desc>
                </draw:g>
              </table:table-cell>
              <table:table-cell office:value-type="float" office:value="183.405833333333">
                <text:p>183.405833333333</text:p>
                <draw:g>
                  <svg:desc>Graphics.C2:Graphics.C8</svg:desc>
                </draw:g>
              </table:table-cell>
              <table:table-cell office:value-type="float" office:value="132.69">
                <text:p>132.69</text:p>
                <draw:g>
                  <svg:desc>Graphics.D2:Graphics.D8</svg:desc>
                </draw:g>
              </table:table-cell>
              <table:table-cell office:value-type="float" office:value="141.36">
                <text:p>141.36</text:p>
                <draw:g>
                  <svg:desc>Graphics.E2:Graphics.E8</svg:desc>
                </draw:g>
              </table:table-cell>
              <table:table-cell office:value-type="float" office:value="135.86">
                <text:p>135.86</text:p>
                <draw:g>
                  <svg:desc>Graphics.F2:Graphics.F8</svg:desc>
                </draw:g>
              </table:table-cell>
              <table:table-cell office:value-type="float" office:value="130.69">
                <text:p>130.69</text:p>
                <draw:g>
                  <svg:desc>Graphics.G2:Graphics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18.356666666667">
                <text:p>218.356666666667</text:p>
              </table:table-cell>
              <table:table-cell office:value-type="float" office:value="192.421666666667">
                <text:p>192.421666666667</text:p>
              </table:table-cell>
              <table:table-cell office:value-type="float" office:value="147.92">
                <text:p>147.92</text:p>
              </table:table-cell>
              <table:table-cell office:value-type="float" office:value="149.46">
                <text:p>149.46</text:p>
              </table:table-cell>
              <table:table-cell office:value-type="float" office:value="139.53">
                <text:p>139.53</text:p>
              </table:table-cell>
              <table:table-cell office:value-type="float" office:value="144.48">
                <text:p>144.4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97.82">
                <text:p>397.82</text:p>
              </table:table-cell>
              <table:table-cell office:value-type="float" office:value="215.023333333333">
                <text:p>215.023333333333</text:p>
              </table:table-cell>
              <table:table-cell office:value-type="float" office:value="175.63">
                <text:p>175.63</text:p>
              </table:table-cell>
              <table:table-cell office:value-type="float" office:value="164.9">
                <text:p>164.9</text:p>
              </table:table-cell>
              <table:table-cell office:value-type="float" office:value="167.77">
                <text:p>167.77</text:p>
              </table:table-cell>
              <table:table-cell office:value-type="float" office:value="171.1">
                <text:p>171.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696.358333333333">
                <text:p>696.358333333333</text:p>
              </table:table-cell>
              <table:table-cell office:value-type="float" office:value="251.514166666667">
                <text:p>251.514166666667</text:p>
              </table:table-cell>
              <table:table-cell office:value-type="float" office:value="193.76">
                <text:p>193.76</text:p>
              </table:table-cell>
              <table:table-cell office:value-type="float" office:value="194.87">
                <text:p>194.87</text:p>
              </table:table-cell>
              <table:table-cell office:value-type="float" office:value="194.32">
                <text:p>194.32</text:p>
              </table:table-cell>
              <table:table-cell office:value-type="float" office:value="192.94">
                <text:p>192.9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107.315">
                <text:p>1107.315</text:p>
              </table:table-cell>
              <table:table-cell office:value-type="float" office:value="276.144166666667">
                <text:p>276.144166666667</text:p>
              </table:table-cell>
              <table:table-cell office:value-type="float" office:value="217.4">
                <text:p>217.4</text:p>
              </table:table-cell>
              <table:table-cell office:value-type="float" office:value="212.96">
                <text:p>212.96</text:p>
              </table:table-cell>
              <table:table-cell office:value-type="float" office:value="213.29">
                <text:p>213.29</text:p>
              </table:table-cell>
              <table:table-cell office:value-type="float" office:value="210.57">
                <text:p>210.5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625.07666666667">
                <text:p>1625.07666666667</text:p>
              </table:table-cell>
              <table:table-cell office:value-type="float" office:value="301.474166666667">
                <text:p>301.474166666667</text:p>
              </table:table-cell>
              <table:table-cell office:value-type="float" office:value="241.75">
                <text:p>241.75</text:p>
              </table:table-cell>
              <table:table-cell office:value-type="float" office:value="235.86">
                <text:p>235.86</text:p>
              </table:table-cell>
              <table:table-cell office:value-type="float" office:value="233.57">
                <text:p>233.57</text:p>
              </table:table-cell>
              <table:table-cell office:value-type="float" office:value="231.73">
                <text:p>231.7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249.915">
                <text:p>2249.915</text:p>
              </table:table-cell>
              <table:table-cell office:value-type="float" office:value="343.075833333333">
                <text:p>343.075833333333</text:p>
              </table:table-cell>
              <table:table-cell office:value-type="float" office:value="264.31">
                <text:p>264.31</text:p>
              </table:table-cell>
              <table:table-cell office:value-type="float" office:value="259.4">
                <text:p>259.4</text:p>
              </table:table-cell>
              <table:table-cell office:value-type="float" office:value="259.59">
                <text:p>259.59</text:p>
              </table:table-cell>
              <table:table-cell office:value-type="float" office:value="256.68">
                <text:p>256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71cm" svg:y="0.316cm" chart:style-name="ch2">
          <text:p>Flocking 32 Batches Gain</text:p>
        </chart:title>
        <chart:legend chart:legend-position="end" svg:x="15.054cm" svg:y="3.442cm" style:legend-expansion="high" chart:style-name="ch3"/>
        <chart:plot-area chart:style-name="ch4" table:cell-range-address="Graphics.E25:Graphics.E32 Graphics.H25:Graphics.K32" chart:data-source-has-labels="both" svg:x="1.321cm" svg:y="1.301cm" svg:width="13.413cm" svg:height="6.548cm">
          <chart:coordinate-region svg:x="1.953cm" svg:y="1.504cm" svg:width="12.781cm" svg:height="5.692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26:Graphics.E32"/>
          </chart:axis>
          <chart:axis chart:dimension="y" chart:name="primary-y" chart:style-name="ch7">
            <chart:title svg:x="0.451cm" svg:y="5.003cm" chart:style-name="ch8">
              <text:p> Gain</text:p>
            </chart:title>
            <chart:grid chart:style-name="ch9" chart:class="major"/>
          </chart:axis>
          <chart:series chart:style-name="ch10" chart:values-cell-range-address="Graphics.H26:Graphics.H32" chart:label-cell-address="Graphics.H25:Graphics.H25" chart:class="chart:bar">
            <chart:data-point chart:repeated="7"/>
          </chart:series>
          <chart:series chart:style-name="ch11" chart:values-cell-range-address="Graphics.I26:Graphics.I32" chart:label-cell-address="Graphics.I25:Graphics.I25" chart:class="chart:bar">
            <chart:data-point chart:repeated="7"/>
          </chart:series>
          <chart:series chart:style-name="ch12" chart:values-cell-range-address="Graphics.J26:Graphics.J32" chart:label-cell-address="Graphics.J25:Graphics.J25" chart:class="chart:bar">
            <chart:data-point chart:repeated="7"/>
          </chart:series>
          <chart:series chart:style-name="ch13" chart:values-cell-range-address="Graphics.K26:Graphics.K32" chart:label-cell-address="Graphics.K25:Graphics.K2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25:Graphics.H25</svg:desc>
                </draw:g>
              </table:table-cell>
              <table:table-cell office:value-type="string">
                <text:p>4</text:p>
                <draw:g>
                  <svg:desc>Graphics.I25:Graphics.I25</svg:desc>
                </draw:g>
              </table:table-cell>
              <table:table-cell office:value-type="string">
                <text:p>6</text:p>
                <draw:g>
                  <svg:desc>Graphics.J25:Graphics.J25</svg:desc>
                </draw:g>
              </table:table-cell>
              <table:table-cell office:value-type="string">
                <text:p>8</text:p>
                <draw:g>
                  <svg:desc>Graphics.K25:Graphics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26:Graphics.E32</svg:desc>
                </draw:g>
              </table:table-cell>
              <table:table-cell office:value-type="float" office:value="1.08032506845529">
                <text:p>1.08032506845529</text:p>
                <draw:g>
                  <svg:desc>Graphics.H26:Graphics.H32</svg:desc>
                </draw:g>
              </table:table-cell>
              <table:table-cell office:value-type="float" office:value="1.01406574231277">
                <text:p>1.01406574231277</text:p>
                <draw:g>
                  <svg:desc>Graphics.I26:Graphics.I32</svg:desc>
                </draw:g>
              </table:table-cell>
              <table:table-cell office:value-type="float" office:value="1.05511801364149">
                <text:p>1.05511801364149</text:p>
                <draw:g>
                  <svg:desc>Graphics.J26:Graphics.J32</svg:desc>
                </draw:g>
              </table:table-cell>
              <table:table-cell office:value-type="float" office:value="1.09685770398143">
                <text:p>1.09685770398143</text:p>
                <draw:g>
                  <svg:desc>Graphics.K26:Graphics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47618081846043">
                <text:p>1.47618081846043</text:p>
              </table:table-cell>
              <table:table-cell office:value-type="float" office:value="1.46097060529016">
                <text:p>1.46097060529016</text:p>
              </table:table-cell>
              <table:table-cell office:value-type="float" office:value="1.56494421749206">
                <text:p>1.56494421749206</text:p>
              </table:table-cell>
              <table:table-cell office:value-type="float" office:value="1.51132798080473">
                <text:p>1.5113279808047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26510277287479">
                <text:p>2.26510277287479</text:p>
              </table:table-cell>
              <table:table-cell office:value-type="float" office:value="2.41249241964827">
                <text:p>2.41249241964827</text:p>
              </table:table-cell>
              <table:table-cell office:value-type="float" office:value="2.37122250700364">
                <text:p>2.37122250700364</text:p>
              </table:table-cell>
              <table:table-cell office:value-type="float" office:value="2.32507305669199">
                <text:p>2.3250730566919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.59392203413157">
                <text:p>3.59392203413157</text:p>
              </table:table-cell>
              <table:table-cell office:value-type="float" office:value="3.57345067651939">
                <text:p>3.57345067651939</text:p>
              </table:table-cell>
              <table:table-cell office:value-type="float" office:value="3.5835649101139">
                <text:p>3.5835649101139</text:p>
              </table:table-cell>
              <table:table-cell office:value-type="float" office:value="3.60919629591237">
                <text:p>3.6091962959123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.09344526218951">
                <text:p>5.09344526218951</text:p>
              </table:table-cell>
              <table:table-cell office:value-type="float" office:value="5.19963842975207">
                <text:p>5.19963842975207</text:p>
              </table:table-cell>
              <table:table-cell office:value-type="float" office:value="5.19159360495101">
                <text:p>5.19159360495101</text:p>
              </table:table-cell>
              <table:table-cell office:value-type="float" office:value="5.25865507907109">
                <text:p>5.2586550790710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.72213719407102">
                <text:p>6.72213719407102</text:p>
              </table:table-cell>
              <table:table-cell office:value-type="float" office:value="6.89000537041749">
                <text:p>6.89000537041749</text:p>
              </table:table-cell>
              <table:table-cell office:value-type="float" office:value="6.95755733470339">
                <text:p>6.95755733470339</text:p>
              </table:table-cell>
              <table:table-cell office:value-type="float" office:value="7.01280225549851">
                <text:p>7.01280225549851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8.51240967046272">
                <text:p>8.51240967046272</text:p>
              </table:table-cell>
              <table:table-cell office:value-type="float" office:value="8.67353508095605">
                <text:p>8.67353508095605</text:p>
              </table:table-cell>
              <table:table-cell office:value-type="float" office:value="8.66718671751608">
                <text:p>8.66718671751608</text:p>
              </table:table-cell>
              <table:table-cell office:value-type="float" office:value="8.76544724949353">
                <text:p>8.765447249493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63cm" svg:y="0.316cm" chart:style-name="ch2">
          <text:p>Flocking 32 Batches Efficiency</text:p>
        </chart:title>
        <chart:legend chart:legend-position="end" svg:x="15.054cm" svg:y="3.442cm" style:legend-expansion="high" chart:style-name="ch3"/>
        <chart:plot-area chart:style-name="ch4" table:cell-range-address="Graphics.E49:Graphics.E56 Graphics.H49:Graphics.K56" chart:data-source-has-labels="both" svg:x="1.321cm" svg:y="1.301cm" svg:width="13.413cm" svg:height="6.548cm">
          <chart:coordinate-region svg:x="2.059cm" svg:y="1.503cm" svg:width="12.675cm" svg:height="5.693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50:Graphics.E56"/>
          </chart:axis>
          <chart:axis chart:dimension="y" chart:name="primary-y" chart:style-name="ch7">
            <chart:title svg:x="0.451cm" svg:y="5.31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H50:Graphics.H56" chart:label-cell-address="Graphics.H49:Graphics.H49" chart:class="chart:bar">
            <chart:data-point chart:repeated="7"/>
          </chart:series>
          <chart:series chart:style-name="ch11" chart:values-cell-range-address="Graphics.I50:Graphics.I56" chart:label-cell-address="Graphics.I49:Graphics.I49" chart:class="chart:bar">
            <chart:data-point chart:repeated="7"/>
          </chart:series>
          <chart:series chart:style-name="ch12" chart:values-cell-range-address="Graphics.J50:Graphics.J56" chart:label-cell-address="Graphics.J49:Graphics.J49" chart:class="chart:bar">
            <chart:data-point chart:repeated="7"/>
          </chart:series>
          <chart:series chart:style-name="ch13" chart:values-cell-range-address="Graphics.K50:Graphics.K56" chart:label-cell-address="Graphics.K49:Graphics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49:Graphics.H49</svg:desc>
                </draw:g>
              </table:table-cell>
              <table:table-cell office:value-type="string">
                <text:p>4</text:p>
                <draw:g>
                  <svg:desc>Graphics.I49:Graphics.I49</svg:desc>
                </draw:g>
              </table:table-cell>
              <table:table-cell office:value-type="string">
                <text:p>6</text:p>
                <draw:g>
                  <svg:desc>Graphics.J49:Graphics.J49</svg:desc>
                </draw:g>
              </table:table-cell>
              <table:table-cell office:value-type="string">
                <text:p>8</text:p>
                <draw:g>
                  <svg:desc>Graphics.K49:Graphics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50:Graphics.E56</svg:desc>
                </draw:g>
              </table:table-cell>
              <table:table-cell office:value-type="float" office:value="0.540162534227647">
                <text:p>0.540162534227647</text:p>
                <draw:g>
                  <svg:desc>Graphics.H50:Graphics.H56</svg:desc>
                </draw:g>
              </table:table-cell>
              <table:table-cell office:value-type="float" office:value="0.253516435578192">
                <text:p>0.253516435578192</text:p>
                <draw:g>
                  <svg:desc>Graphics.I50:Graphics.I56</svg:desc>
                </draw:g>
              </table:table-cell>
              <table:table-cell office:value-type="float" office:value="0.175853002273582">
                <text:p>0.175853002273582</text:p>
                <draw:g>
                  <svg:desc>Graphics.J50:Graphics.J56</svg:desc>
                </draw:g>
              </table:table-cell>
              <table:table-cell office:value-type="float" office:value="0.137107212997679">
                <text:p>0.137107212997679</text:p>
                <draw:g>
                  <svg:desc>Graphics.K50:Graphics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38090409230216">
                <text:p>0.738090409230216</text:p>
              </table:table-cell>
              <table:table-cell office:value-type="float" office:value="0.365242651322539">
                <text:p>0.365242651322539</text:p>
              </table:table-cell>
              <table:table-cell office:value-type="float" office:value="0.260824036248677">
                <text:p>0.260824036248677</text:p>
              </table:table-cell>
              <table:table-cell office:value-type="float" office:value="0.188915997600591">
                <text:p>0.18891599760059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1325513864374">
                <text:p>1.1325513864374</text:p>
              </table:table-cell>
              <table:table-cell office:value-type="float" office:value="0.603123104912068">
                <text:p>0.603123104912068</text:p>
              </table:table-cell>
              <table:table-cell office:value-type="float" office:value="0.395203751167273">
                <text:p>0.395203751167273</text:p>
              </table:table-cell>
              <table:table-cell office:value-type="float" office:value="0.290634132086499">
                <text:p>0.29063413208649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.79696101706579">
                <text:p>1.79696101706579</text:p>
              </table:table-cell>
              <table:table-cell office:value-type="float" office:value="0.893362669129847">
                <text:p>0.893362669129847</text:p>
              </table:table-cell>
              <table:table-cell office:value-type="float" office:value="0.597260818352317">
                <text:p>0.597260818352317</text:p>
              </table:table-cell>
              <table:table-cell office:value-type="float" office:value="0.451149536989047">
                <text:p>0.45114953698904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.54672263109476">
                <text:p>2.54672263109476</text:p>
              </table:table-cell>
              <table:table-cell office:value-type="float" office:value="1.29990960743802">
                <text:p>1.29990960743802</text:p>
              </table:table-cell>
              <table:table-cell office:value-type="float" office:value="0.865265600825168">
                <text:p>0.865265600825168</text:p>
              </table:table-cell>
              <table:table-cell office:value-type="float" office:value="0.657331884883887">
                <text:p>0.65733188488388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36106859703551">
                <text:p>3.36106859703551</text:p>
              </table:table-cell>
              <table:table-cell office:value-type="float" office:value="1.72250134260437">
                <text:p>1.72250134260437</text:p>
              </table:table-cell>
              <table:table-cell office:value-type="float" office:value="1.15959288911723">
                <text:p>1.15959288911723</text:p>
              </table:table-cell>
              <table:table-cell office:value-type="float" office:value="0.876600281937314">
                <text:p>0.876600281937314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4.25620483523136">
                <text:p>4.25620483523136</text:p>
              </table:table-cell>
              <table:table-cell office:value-type="float" office:value="2.16838377023901">
                <text:p>2.16838377023901</text:p>
              </table:table-cell>
              <table:table-cell office:value-type="float" office:value="1.44453111958601">
                <text:p>1.44453111958601</text:p>
              </table:table-cell>
              <table:table-cell office:value-type="float" office:value="1.09568090618669">
                <text:p>1.095680906186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